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Definition.getContex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Defini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Defini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Defin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appDefinition.WebappDefinition( String name , String description , String contextRoot , String servle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appDefinition.getServl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